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H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Capital Gai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16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306"/>
          <table:covered-table-cell table:style-name="ce306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298"/>
          <table:covered-table-cell table:style-name="ce307"/>
          <table:covered-table-cell table:style-name="ce307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sold or disposed of</text:p>
          </table:table-cell>
          <table:table-cell table:style-name="ce339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19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321" office:value-type="string" calcext:value-type="string" table:number-columns-spanned="2" table:number-rows-spanned="1">
            <text:p>Sol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sold or disposed of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/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40.0" office:value-type="float"/>
          <table:table-cell table:style-name="acquired_lot_note_fiat" office:value="36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2.2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.20000000 of 2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4/01/2020</text:p>
          </table:table-cell>
          <table:table-cell table:style-name="taxable_event_note_border_default" office:value-type="string">
            <text:p>04/01/2020</text:p>
          </table:table-cell>
          <table:table-cell table:style-name="taxable_event_note_border_fiat" office:value="10000.0" office:value-type="float"/>
          <table:table-cell table:style-name="acquired_lot_note_border_fiat" office:value="100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1: 1.00000000 of 1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.00000000 of 1.0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4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20000.0" office:value-type="float"/>
          <table:table-cell table:style-name="acquired_lot_note_fiat" office:value="2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2.00000000 of 3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10000.0" office:value-type="float"/>
          <table:table-cell table:style-name="acquired_lot_note_fiat" office:value="1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1.00000000 of 3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1.00000000 of 3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20000.0" office:value-type="float"/>
          <table:table-cell table:style-name="acquired_lot_note_fiat" office:value="2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2.00000000 of 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2.00000000 of 3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30000.0" office:value-type="float"/>
          <table:table-cell table:style-name="acquired_lot_note_fiat" office:value="3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3.00000000 of 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3.00000000 of 4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10000.0" office:value-type="float"/>
          <table:table-cell table:style-name="acquired_lot_note_fiat" office:value="1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1.00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1.00000000 of 4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30000.0" office:value-type="float"/>
          <table:table-cell table:style-name="acquired_lot_note_fiat" office:value="3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3.00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3.0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20000.0" office:value-type="float"/>
          <table:table-cell table:style-name="acquired_lot_note_fiat" office:value="2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0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2.0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Transaction fee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transac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transact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1" office:value-type="float"/>
          <table:table-cell table:style-name="transparent_border_default" office:value-type="string">
            <text:p>B1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01/2020</text:p>
          </table:table-cell>
          <table:table-cell table:style-name="taxable_event_note_border_fiat" office:value="1.0" office:value-type="float"/>
          <table:table-cell table:style-name="acquired_lot_note_border_fiat" office:value="1.1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-0.1" office:value-type="float"/>
          <table:table-cell table:style-name="taxable_event_note_border_default" office:value-type="string">
            <text:p>OUT / FEE</text:p>
          </table:table-cell>
          <table:table-cell table:style-name="acquired_lot_note_border_default" office:value-type="string">
            <text:p>1/1: 0.10000000 of 1.00000000 B1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10000000 of 0.1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01 08:41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6.0" office:value-type="float"/>
          <table:table-cell table:style-name="acquired_lot_note_fiat" office:value="6.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6" office:value-type="float"/>
          <table:table-cell table:style-name="taxable_event_note_default" office:value-type="string">
            <text:p>OUT / FEE</text:p>
          </table:table-cell>
          <table:table-cell table:style-name="acquired_lot_note_default" office:value-type="string">
            <text:p>1/2: 0.4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09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7-31T10:44:54.533425</dc:date>
    <meta:editing-duration>P1DT10H42M59S</meta:editing-duration>
    <meta:editing-cycles>112</meta:editing-cycles>
    <meta:generator>http://pypi.python.org/pypi/ezodf/0.1.0$Python3.10.2 (main, Feb  2 2022, 05:51:25) [Clang 13.0.0 (clang-1300.0.29.3)]</meta:generator>
    <meta:document-statistic meta:table-count="15" meta:cell-count="575" meta:object-count="0"/>
  </office:meta>
</office:document-meta>
</file>